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f0fc" officeooo:paragraph-rsid="0010f0fc"/>
    </style:style>
    <style:style style:name="T1" style:family="text">
      <style:text-properties officeooo:rsid="0012df95"/>
    </style:style>
    <style:style style:name="T2" style:family="text">
      <style:text-properties officeooo:rsid="0013618e"/>
    </style:style>
    <style:style style:name="T3" style:family="text">
      <style:text-properties officeooo:rsid="00149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<text:span text:style-name="T2">file is in two columns. This is the </text:span>first <text:span text:style-name="T2">line of </text:span>the left colum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<text:span text:style-name="T3">is second sentence starts in the first column, and </text:span>continues in the next colum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 style:rel-width="3061*" fo:start-indent="0cm" fo:end-indent="0cm"/>
          <style:column style:rel-width="306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Wolff</meta:initial-creator>
    <meta:creation-date>2017-01-13T08:14:26.896509027</meta:creation-date>
    <dc:date>2017-01-13T08:55:31.900965200</dc:date>
    <dc:creator>F Wolff</dc:creator>
    <meta:editing-duration>PT41M4S</meta:editing-duration>
    <meta:editing-cycles>4</meta:editing-cycles>
    <meta:generator>LibreOffice/4.4.7.2$Linux_X86_64 LibreOffice_project/40$Build-2</meta:generator>
    <meta:document-statistic meta:table-count="0" meta:image-count="0" meta:object-count="0" meta:page-count="1" meta:paragraph-count="2" meta:word-count="29" meta:character-count="152" meta:non-whitespace-character-count="125"/>
  </office:meta>
</office:document-meta>
</file>